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075" officeooo:paragraph-rsid="0003f075"/>
    </style:style>
    <style:style style:name="P2" style:family="paragraph" style:parent-style-name="Standard">
      <style:text-properties officeooo:paragraph-rsid="0003f075"/>
    </style:style>
    <style:style style:name="T1" style:family="text">
      <style:text-properties officeooo:rsid="0003f0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</text:p>
      <text:p text:style-name="P1">b) </text:p>
      <text:p text:style-name="P1"/>
      <text:p text:style-name="P1">Não é necessário unidade de controlo, visto que os sinais de controlo necessários já estão a ser gerados no datapath</text:p>
      <text:p text:style-name="P1"/>
      <text:p text:style-name="P1"/>
      <text:p text:style-name="P1">c)</text:p>
      <text:p text:style-name="P2"><text:span text:style-name="T1">O circuito pode ter um input rate sample rate de um valor por clock. A latência do circuito da-se quando vem o primeiro x_is_valid, em que têm se se esperar 4 ciclos para chegarem mais 4 valores validos de x e só então de pode calcular a madia, assim, a latência maxima será de 4 ciclos. 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2T21:36:51.698444876</meta:creation-date>
    <dc:date>2019-11-12T21:45:53.605592680</dc:date>
    <meta:editing-duration>PT9M2S</meta:editing-duration>
    <meta:editing-cycles>1</meta:editing-cycles>
    <meta:document-statistic meta:table-count="0" meta:image-count="0" meta:object-count="0" meta:page-count="1" meta:paragraph-count="5" meta:word-count="79" meta:character-count="410" meta:non-whitespace-character-count="334"/>
    <meta:generator>LibreOffice/6.3.2.2$Linux_X86_64 LibreOffice_project/30$Build-2</meta:generator>
  </office:meta>
</office:document-meta>
</file>